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poran Pertanggungjawaban (LPJ)</text:p>
      <text:p text:style-name="Standard">Nomor Request: [no_request]</text:p>
      <text:p text:style-name="Standard">Nama Pemohon: [nama_pemohon]</text:p>
      <text:p text:style-name="Standard">Jabatan: [jabatan]</text:p>
      <text:p text:style-name="Standard">Departemen: [nama_departemen]</text:p>
      <text:p text:style-name="Standard">Uraian: [uraian]</text:p>
      <text:p text:style-name="Standard">Jenis Pengeluaran</text:p>
      <text:p text:style-name="Standard">Nama Jenis: [nama_jenis]</text:p>
      <text:p text:style-name="Standard">Jumlah Request: [jml_request]</text:p>
      <text:p text:style-name="Standard">Jumlah Terbilang: [jml_terbilang]</text:p>
      <text:p text:style-name="Standard">Deskripsi: [deskripsi]</text:p>
      <text:p text:style-name="Standard">Harga: [harga]</text:p>
      <text:p text:style-name="Standard">Approvals</text:p>
      <text:p text:style-name="Standard">VP Keuangan: [nama_approve_vpkeu]</text:p>
      <text:p text:style-name="Standard">VP TRE: [nama_approve_vptre]</text:p>
      <text:p text:style-name="Standard">VP Departemen: [nama_approve_vp]</text:p>
      <text:p text:style-name="Standard">Kode Departemen: [kode_departemen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ID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ID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2:13:05.195000000</meta:creation-date>
    <meta:editing-duration>PT39S</meta:editing-duration>
    <meta:editing-cycles>3</meta:editing-cycles>
    <meta:generator>LibreOffice/24.8.0.3$Windows_X86_64 LibreOffice_project/0bdf1299c94fe897b119f97f3c613e9dca6be583</meta:generator>
    <dc:date>2024-08-29T15:26:48.180000000</dc:date>
    <meta:document-statistic meta:table-count="0" meta:image-count="0" meta:object-count="0" meta:page-count="1" meta:paragraph-count="17" meta:word-count="43" meta:character-count="425" meta:non-whitespace-character-count="399"/>
  </office:meta>
</office:document-meta>
</file>